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P10" style:family="paragraph" style:parent-style-name="Standard">
      <style:text-properties officeooo:rsid="00316217" officeooo:paragraph-rsid="003ba576"/>
    </style:style>
    <style:style style:name="P11" style:family="paragraph" style:parent-style-name="Standard">
      <style:text-properties officeooo:rsid="006f255c" officeooo:paragraph-rsid="008199c6"/>
    </style:style>
    <style:style style:name="P12" style:family="paragraph" style:parent-style-name="Standard">
      <style:text-properties officeooo:rsid="00abf28b" officeooo:paragraph-rsid="00abf28b"/>
    </style:style>
    <style:style style:name="P13" style:family="paragraph" style:parent-style-name="Standard">
      <style:text-properties officeooo:rsid="00db0c3a" officeooo:paragraph-rsid="00db0c3a"/>
    </style:style>
    <style:style style:name="P14" style:family="paragraph" style:parent-style-name="Standard">
      <style:text-properties officeooo:rsid="00df9e7d" officeooo:paragraph-rsid="00df9e7d"/>
    </style:style>
    <style:style style:name="P15" style:family="paragraph" style:parent-style-name="Standard">
      <style:text-properties officeooo:rsid="00f0d227" officeooo:paragraph-rsid="00f0d227"/>
    </style:style>
    <style:style style:name="P16" style:family="paragraph" style:parent-style-name="Standard">
      <style:text-properties officeooo:rsid="00f76b9d" officeooo:paragraph-rsid="00f76b9d"/>
    </style:style>
    <style:style style:name="P17" style:family="paragraph" style:parent-style-name="Standard">
      <style:text-properties officeooo:rsid="0109720e" officeooo:paragraph-rsid="0109720e"/>
    </style:style>
    <style:style style:name="P18" style:family="paragraph" style:parent-style-name="Standard">
      <style:text-properties officeooo:rsid="011d1012" officeooo:paragraph-rsid="011d1012"/>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d6e1c"/>
    </style:style>
    <style:style style:name="T5" style:family="text">
      <style:text-properties officeooo:rsid="004a8479"/>
    </style:style>
    <style:style style:name="T6" style:family="text">
      <style:text-properties officeooo:rsid="005cd74a"/>
    </style:style>
    <style:style style:name="T7" style:family="text">
      <style:text-properties officeooo:rsid="006b03fa"/>
    </style:style>
    <style:style style:name="T8" style:family="text">
      <style:text-properties officeooo:rsid="006f255c"/>
    </style:style>
    <style:style style:name="T9" style:family="text">
      <style:text-properties officeooo:rsid="00933e3e"/>
    </style:style>
    <style:style style:name="T10" style:family="text">
      <style:text-properties officeooo:rsid="00a3a8cd"/>
    </style:style>
    <style:style style:name="T11" style:family="text">
      <style:text-properties officeooo:rsid="00aee19a"/>
    </style:style>
    <style:style style:name="T12" style:family="text">
      <style:text-properties officeooo:rsid="00cab5bf"/>
    </style:style>
    <style:style style:name="T13" style:family="text">
      <style:text-properties officeooo:rsid="00d04a53"/>
    </style:style>
    <style:style style:name="T14" style:family="text">
      <style:text-properties officeooo:rsid="00d0d152"/>
    </style:style>
    <style:style style:name="T15" style:family="text">
      <style:text-properties officeooo:rsid="00d1d9b3"/>
    </style:style>
    <style:style style:name="T16" style:family="text">
      <style:text-properties officeooo:rsid="00d46e8b"/>
    </style:style>
    <style:style style:name="T17" style:family="text">
      <style:text-properties officeooo:rsid="00d82660"/>
    </style:style>
    <style:style style:name="T18" style:family="text">
      <style:text-properties officeooo:rsid="00d96cad"/>
    </style:style>
    <style:style style:name="T19" style:family="text">
      <style:text-properties officeooo:rsid="00dbf588"/>
    </style:style>
    <style:style style:name="T20" style:family="text">
      <style:text-properties officeooo:rsid="00e05f44"/>
    </style:style>
    <style:style style:name="T21" style:family="text">
      <style:text-properties officeooo:rsid="00e56313"/>
    </style:style>
    <style:style style:name="T22" style:family="text">
      <style:text-properties officeooo:rsid="00f2b6ed"/>
    </style:style>
    <style:style style:name="T23" style:family="text">
      <style:text-properties officeooo:rsid="00f88859"/>
    </style:style>
    <style:style style:name="T24" style:family="text">
      <style:text-properties officeooo:rsid="010c3535"/>
    </style:style>
    <style:style style:name="T25" style:family="text">
      <style:text-properties officeooo:rsid="01225d66"/>
    </style:style>
    <style:style style:name="T26" style:family="text">
      <style:text-properties officeooo:rsid="012729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ext:span text:style-name="T14">Werkzeuge</text:span> zu vergleichen. Dabei werden die einzelnen <text:span text:style-name="T13">Werkzeuge</text:span> analysiert und die Schwachstellen aufgezeigt. Dazu werden für die einzelnen Schwachstellen Lösungsansätze präsentiert bezugnehmend auf den derzeitigen Stand der Entwicklung der jeweiligen <text:span text:style-name="T12">Werkzeuge</text:span>.</text:p>
      <text:p text:style-name="P1"/>
      <text:p text:style-name="P2">Des Weiteren wird der umzusetzende <text:span text:style-name="T18">Anwendungsfall</text:span> beschrieben. Dazu gehört, was der <text:span text:style-name="T18">Anwendungsfall</text:span>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10">Dabei will man natürlich möglichst den Messvorgang automatisieren um ihn auch mit unterschiedlichsten Konfigurationen wiederholen zu können und damit die verschiedenen Einsatzszenarios zu teste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4">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5">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e-<text:span text:style-name="T6">Werkzeug „voldemort-performance-tool“, welches wie der Rest von Voldemort in Java geschrieben ist. Das Werkzeug bietet für alle Methoden von Voldemort einen Test an.</text:span></text:p>
      <text:p text:style-name="P5"/>
      <text:p text:style-name="P5"><text:span text:style-name="T15">Außerdem gibt es noch eine Reihe anderer Werkzeuge, welche von den großen Firmen wie Amazon, Google, Yahoo, … bereitgestellt werden und teilweise kostenpflichtig sind. Diese Werkzeuge sind dann </text:span><text:soft-page-break/><text:span text:style-name="T15">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7">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8">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sind verschiedene Modelle und Methoden entwickelt worden, um diesen Prozess zu begleiten.</text:span></text:p>
      <text:p text:style-name="P7"/>
      <text:p text:style-name="P11">Zum einen gibt es die schwergewichtigen Prozessmodelle wie zum Beispiel Wasserfall. Auf der anderen Seite gibt es auch leichtgewichtige Prozesse wie Extrem Programming. Daneben gibt es noch die Modelle, die <text:span text:style-name="T16">sich </text:span>genau zwischen den beiden Seiten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p>
      <text:p text:style-name="P7"/>
      <text:h text:style-name="Heading_20_3" text:outline-level="3">Anforderung des Benchmark-Werkzeug<text:span text:style-name="T9">e</text:span>s</text:h>
      <text:p text:style-name="Standard"/>
      <text:p text:style-name="P8">Das umgeschriebene Programm „mc-benchmark“ muss dieselbe Funktionalität erfüllen, wie das Original. <text:span text:style-name="T10">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1">e</text:span> Reihe zusätzlicher Anforderungen. <text:span text:style-name="T11">Dazu gehört, dass die fehlenden Methoden vom Werkzeug mit abgedeckt werden sollen, wie „add“, „replace“, „append“, „prepand“, „delete“, „incr/decr“, … . Diese Anforderung ist einfach umzusetzen, da man auf die vorhandenen Tests zugreifen und diese ggf. anpassen kann.</text:span></text:p>
      <text:p text:style-name="P9"/>
      <text:p text:style-name="P9"/>
      <text:p text:style-name="P9"/>
      <text:h text:style-name="Heading_20_2" text:outline-level="2"><text:soft-page-break/>Analysephase des <text:span text:style-name="T17">Anwendungsfalls</text:span></text:h>
      <text:p text:style-name="P9"/>
      <text:p text:style-name="P13">Die jeweiligen NoSql-Systeme sind alleine noch nicht sehr sinnvoll, sondern erst in Zusammenarbeit mit einer Anwendung. <text:span text:style-name="T19">Der Ablauf ist dabei immer gleich. Zuerst wird eine Verbindung zum NoSql-System aufgebaut. Anschließend werden Daten zwischen beiden Systemen übertragen. Abschließend wird die Verbindung wieder abgebaut. Um nicht für jede neue Anwendung diesen Prozess neu implementieren zu müssen, greift man auf Bibliotheken zu, welche diesen Prozess implementieren. </text:span></text:p>
      <text:p text:style-name="P13"/>
      <text:p text:style-name="P14">Für alle gängigen NoSql-Systeme und Programmiersprachen gibt es heutzutage eine entsprechende Bibliothek <text:span text:style-name="T20">oder auch mehrere, von denen meistens eine vom Hersteller bevorzugt wird</text:span>. <text:span text:style-name="T21">Da der Anwendungsfall in der Programmiersprache Python umgesetzt werden soll, kommen auch nur die Bibliothek für Python in Frage. Dabei unterscheidet man zwischen Bibliotheken, welche rein in Python umgesetzt sind und solchen die nur als Wrapper für die jeweiligen C Bibliotheken dienen. Das NoSql-System Voldemort hat nur eine Python-Bibliothek, welche von den Entwicklern bereitgestellt wird. Für Redis sind mehrere Bibliotheken verfügbar, jedoch wird von den Herstellern die Bibliothek „redis-py“ bevorzugt. Bei Memcached gibt es mehrere Bibliotheken, welche frei wählbar sind.</text:span></text:p>
      <text:p text:style-name="P14"/>
      <text:h text:style-name="Heading_20_3" text:outline-level="3">Beschreibung des Anwendungsfalls</text:h>
      <text:p text:style-name="Standard"/>
      <text:p text:style-name="P15">Als Anwendungsfall soll ein <text:span text:style-name="T22">Abstimmungss</text:span>ystem entwickelt werden. Dabei geben die Benutzer Bewertungen <text:span text:style-name="T22">für die jeweiligen Sachen ab und ein Algorithmus erstellt daraus eine neue Liste. Der Administrator kann neue Gegenstände ins System einstellen. Sowohl der Administrator als auch die Benutzer können sich jederzeit die neuste Liste ansehen.</text:span></text:p>
      <text:p text:style-name="P15"/>
      <text:h text:style-name="Heading_20_3" text:outline-level="3">Beschreibung der Architektur und Entscheidungen</text:h>
      <text:p text:style-name="Standard"/>
      <text:p text:style-name="P16">Der Anwendungsfall soll als Web-Anwendung in der Programmiersprache Python <text:span text:style-name="T26">umgesetzt werden</text:span>. <text:span text:style-name="T23">Dadurch besteht die Anwendung aus vier Komponenten das Frontend, das Backend, die Datenbank und das jeweilige NoSql-System. Je nach Anforderung und eigener Erfahrung kann man sich nun bei einzelnen Komponenten, allen Komponenten oder keiner Komponente unterstützen lassen. Dies hat einen Einfluss auf die zugrundeliegende Architektur. Wenn man nur bei einigen Komponenten Unterstützung haben möchte, setzt man sogenannte Micro-Frameworks ein. Wenn man in bei allen Komponenten unterstützt werden möchte, nimmt man sogenannte Full-Stack-Frameworks. Wer keine Unterstützung braucht benutzt verschiedene Bibliotheken, welche eine gewisse Funktionalität bereitstellen uns selbständig integriert werden müssen. </text:span></text:p>
      <text:p text:style-name="P16"/>
      <text:p text:style-name="P17">Für dieses Projekt wurde das Full-Stack-Framework „django“ ausgewählt, weil es weit verbreitet ist. Außerdem bietet es für viele bekannte Probleme bereits vorgefertigte Lösungen an. <text:span text:style-name="T24">Dazu gehört zum Beispiel die Integration von NoSql-Systemen. Django unterstützt dabei von Hause aus Memcached. Redis lässt sich einfach über eine Bibliothek mit anbinden. Auch unterstützt django die Anbindung einer Datenbank, welche jedoch der Einfachheit halber schon gefüllt sein kann.</text:span></text:p>
      <text:p text:style-name="P17"/>
      <text:p text:style-name="P18">Das Frontend besteht dabei aus Html-Seiten für die Struktur, welche spezielle Makros enthalten, um die Daten aus dem Backend anzuzeigen. <text:span text:style-name="T25">Das Backend ist das Herz der Anwendung und besteht aus Python-Dateien. Es sorgt für die Kommunikation mit der Datenbank und bereitet deren Daten für das Frontend auf. Außerdem sorgt das Backend für die Kommunikation mit dem NoSql-System, um die </text:span><text:soft-page-break/><text:span text:style-name="T25">Daten für einen schnelleren Zugriff abzulegen. Die Datenbank speichert die Daten für den späteren Gebra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06T00:02:13.872107558</dc:date>
    <meta:editing-duration>PT12H40M6S</meta:editing-duration>
    <meta:editing-cycles>219</meta:editing-cycles>
    <meta:document-statistic meta:table-count="0" meta:image-count="0" meta:object-count="0" meta:page-count="4" meta:paragraph-count="26" meta:word-count="1275" meta:character-count="9430" meta:non-whitespace-character-count="8177"/>
  </office:meta>
</office:document-meta>
</file>